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2cm" fo:min-width="1.48cm"/>
    </style:style>
    <style:style style:name="gr2" style:family="graphic" style:parent-style-name="standard">
      <style:graphic-properties draw:textarea-horizontal-align="justify" draw:textarea-vertical-align="middle" draw:auto-grow-height="false" fo:min-height="0.733cm" fo:min-width="2.10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1.048cm" fo:min-width="1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2cm" fo:min-width="1.223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1.258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1.024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1.233cm" fo:min-width="1.268cm"/>
    </style:style>
    <style:style style:name="gr10" style:family="graphic" style:parent-style-name="standard">
      <style:graphic-properties draw:textarea-horizontal-align="justify" draw:textarea-vertical-align="middle" draw:auto-grow-height="false" fo:min-height="0.584cm" fo:min-width="1.557cm"/>
    </style:style>
    <style:style style:name="gr11" style:family="graphic" style:parent-style-name="standard">
      <style:graphic-properties draw:textarea-horizontal-align="justify" draw:textarea-vertical-align="middle" draw:auto-grow-height="false" fo:min-height="0.73cm" fo:min-width="1.598cm"/>
    </style:style>
    <style:style style:name="gr12" style:family="graphic" style:parent-style-name="standard">
      <style:graphic-properties draw:textarea-horizontal-align="justify" draw:textarea-vertical-align="middle" draw:auto-grow-height="false" fo:min-height="0.638cm" fo:min-width="1.537cm"/>
    </style:style>
    <style:style style:name="gr13" style:family="graphic" style:parent-style-name="standard">
      <style:graphic-properties draw:textarea-horizontal-align="justify" draw:textarea-vertical-align="middle" draw:auto-grow-height="false" fo:min-height="0.448cm" fo:min-width="1.46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c5000b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c5000b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2.8cm" svg:height="2.096cm" svg:x="10.5cm" svg:y="1.8cm">
          <text:p text:style-name="P1">My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605cm" svg:height="0.983cm" svg:x="6.295cm" svg:y="5.4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1cm" svg:x="13.6cm" svg:y="5.4cm">
          <text:p text:style-name="P1">Main charac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19cm" svg:height="1.834cm" svg:x="2.61cm" svg:y="7.4cm">
          <text:p text:style-name="P1">charac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draw:line-skew="-2.093cm" svg:x1="6.295cm" svg:y1="5.891cm" svg:x2="3.705cm" svg:y2="7.4cm" draw:start-shape="id1" draw:end-shape="id2" draw:end-glue-point="4" svg:d="M6295 5891h-2595l5 1008v501" svg:viewBox="0 0 2596 1510">
          <text:p/>
        </draw:connector>
        <draw:custom-shape draw:style-name="gr6" draw:text-style-name="P1" xml:id="id12" draw:id="id12" draw:layer="layout" svg:width="2.435cm" svg:height="1.7cm" svg:x="4.165cm" svg:y="10.8cm">
          <text:p text:style-name="P1">Pin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2.486cm" svg:height="1.5cm" svg:x="1cm" svg:y="10.9cm">
          <text:p text:style-name="P1">S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3.705cm" svg:y1="9.234cm" svg:x2="2.243cm" svg:y2="10.9cm" draw:start-shape="id2" draw:end-shape="id3" svg:d="M3705 9234v502l-1462 663v501" svg:viewBox="0 0 1463 1667">
          <text:p/>
        </draw:connector>
        <draw:custom-shape draw:style-name="gr8" draw:text-style-name="P5" xml:id="id4" draw:id="id4" draw:layer="layout" svg:width="3.6cm" svg:height="1.8cm" svg:x="9.5cm" svg:y="9.2cm">
          <text:p text:style-name="P4">Interaction i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draw:line-skew="0cm -1.399cm" svg:x1="7.597cm" svg:y1="6.383cm" svg:x2="9.5cm" svg:y2="10.1cm" draw:start-shape="id1" draw:start-glue-point="2" draw:end-shape="id4" svg:d="M7597 6383v500l3 3217h1900" svg:viewBox="0 0 1904 3718">
          <text:p/>
        </draw:connector>
        <draw:connector draw:style-name="gr5" draw:text-style-name="P3" draw:layer="layout" draw:type="lines" draw:line-skew="1.502cm" svg:x1="10.91cm" svg:y1="3.589cm" svg:x2="8.9cm" svg:y2="5.891cm" draw:start-shape="id5" draw:start-glue-point="7" draw:end-shape="id1" svg:d="M10910 3589v2311l-1510-9h-500" svg:viewBox="0 0 2011 2312">
          <text:p/>
        </draw:connector>
        <draw:connector draw:style-name="gr5" draw:text-style-name="P3" draw:layer="layout" draw:type="lines" draw:line-skew="0cm -1.199cm" svg:x1="11.9cm" svg:y1="3.896cm" svg:x2="13.6cm" svg:y2="5.9cm" draw:start-shape="id5" draw:end-shape="id6" svg:d="M11900 3896v502 1502h1700" svg:viewBox="0 0 1701 2005">
          <text:p/>
        </draw:connector>
        <draw:custom-shape draw:style-name="gr9" draw:text-style-name="P1" xml:id="id7" draw:id="id7" draw:layer="layout" svg:width="2.5cm" svg:height="2.095cm" svg:x="3.5cm" svg:y="1.9cm">
          <text:p text:style-name="P1">Mouse</text:p>
          <text:p text:style-name="P1"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6cm" svg:y1="2.947cm" svg:x2="10.5cm" svg:y2="2.848cm" draw:start-shape="id7" draw:end-shape="id5" svg:d="M6000 2947h502l3497-99h501" svg:viewBox="0 0 4501 100">
          <text:p/>
        </draw:connector>
        <draw:custom-shape draw:style-name="gr10" draw:text-style-name="P1" xml:id="id8" draw:id="id8" draw:layer="layout" svg:width="2.907cm" svg:height="1.178cm" svg:x="15.4cm" svg:y="7.325cm">
          <text:p text:style-name="P1">ch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2.966cm" svg:height="1.386cm" svg:x="15.519cm" svg:y="8.781cm">
          <text:p text:style-name="P1">weap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2.881cm" svg:height="1.256cm" svg:x="15.519cm" svg:y="10.444cm">
          <text:p text:style-name="P1">ke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2.781cm" svg:height="0.986cm" svg:x="15.519cm" svg:y="12.01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13.1cm" svg:y1="10.1cm" svg:x2="15.4cm" svg:y2="7.914cm" draw:start-shape="id4" draw:end-shape="id8" draw:end-glue-point="3" svg:d="M13100 10100h502l1296-2186h502" svg:viewBox="0 0 2301 2187">
          <text:p/>
        </draw:connector>
        <draw:connector draw:style-name="gr5" draw:text-style-name="P3" draw:layer="layout" draw:type="lines" svg:x1="13.1cm" svg:y1="10.1cm" svg:x2="15.519cm" svg:y2="9.474cm" draw:start-shape="id4" draw:end-shape="id9" svg:d="M13100 10100h502l1416-626h501" svg:viewBox="0 0 2420 627">
          <text:p/>
        </draw:connector>
        <draw:connector draw:style-name="gr5" draw:text-style-name="P3" draw:layer="layout" draw:type="lines" svg:x1="13.1cm" svg:y1="10.1cm" svg:x2="15.519cm" svg:y2="11.072cm" draw:start-shape="id4" draw:end-shape="id10" svg:d="M13100 10100h502l1415 972h502" svg:viewBox="0 0 2420 973">
          <text:p/>
        </draw:connector>
        <draw:connector draw:style-name="gr5" draw:text-style-name="P3" draw:layer="layout" draw:type="lines" svg:x1="13.1cm" svg:y1="10.1cm" svg:x2="15.519cm" svg:y2="12.507cm" draw:start-shape="id4" draw:end-shape="id11" svg:d="M13100 10100h502l1415 2407h502" svg:viewBox="0 0 2420 2408">
          <text:p/>
        </draw:connector>
        <draw:connector draw:style-name="gr5" draw:text-style-name="P6" draw:layer="layout" draw:type="lines" svg:x1="3.705cm" svg:y1="9.234cm" svg:x2="5.383cm" svg:y2="10.8cm" draw:start-shape="id2" draw:start-glue-point="8" draw:end-shape="id12" draw:end-glue-point="4" svg:d="M3705 9234v502l1678 563v501" svg:viewBox="0 0 1679 15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22:06:22.716627446</meta:creation-date>
    <dc:date>2016-12-17T22:26:45.628793738</dc:date>
    <meta:editing-duration>PT5M11S</meta:editing-duration>
    <meta:editing-cycles>2</meta:editing-cycles>
    <meta:generator>LibreOffice/5.2.4.1$Linux_X86_64 LibreOffice_project/20m0$Build-1</meta:generator>
    <meta:document-statistic meta:object-count="23"/>
  </office:meta>
</office:document-meta>
</file>